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officeooo:rsid="0011bd42" officeooo:paragraph-rsid="0011bd42"/>
    </style:style>
    <style:style style:name="P2" style:family="paragraph" style:parent-style-name="Standard">
      <style:paragraph-properties fo:text-align="center" style:justify-single-word="false" fo:break-before="page"/>
      <style:text-properties style:font-name="Liberation Serif" fo:language="ru" fo:country="RU" officeooo:rsid="0011bd42" officeooo:paragraph-rsid="0011bd42"/>
    </style:style>
    <style:style style:name="P3" style:family="paragraph" style:parent-style-name="Standard">
      <style:text-properties style:font-name="Liberation Serif" fo:language="ru" fo:country="RU" officeooo:rsid="0011bd42" officeooo:paragraph-rsid="0011bd42"/>
    </style:style>
    <style:style style:name="P4" style:family="paragraph" style:parent-style-name="Standard">
      <style:text-properties style:font-name="Liberation Serif" fo:language="ru" fo:country="RU" officeooo:rsid="0011bd42" officeooo:paragraph-rsid="0014b94a"/>
    </style:style>
    <style:style style:name="P5" style:family="paragraph" style:parent-style-name="Standard">
      <style:paragraph-properties fo:text-align="center" style:justify-single-word="false"/>
      <style:text-properties style:font-name="Liberation Serif" fo:language="ru" fo:country="RU" fo:font-weight="bold" officeooo:rsid="0011bd42" officeooo:paragraph-rsid="0011bd42" style:font-weight-asian="bold" style:font-weight-complex="bold"/>
    </style:style>
    <style:style style:name="P6" style:family="paragraph" style:parent-style-name="Standard">
      <style:text-properties style:font-name="Liberation Serif" fo:language="ru" fo:country="RU" fo:font-weight="bold" officeooo:rsid="001302de" officeooo:paragraph-rsid="001302de" style:font-weight-asian="bold" style:font-weight-complex="bold"/>
    </style:style>
    <style:style style:name="P7" style:family="paragraph" style:parent-style-name="Standard">
      <style:text-properties style:font-name="Liberation Serif" fo:language="ru" fo:country="RU" fo:font-weight="bold" officeooo:rsid="001302de" officeooo:paragraph-rsid="001bbcbb" style:font-weight-asian="bold" style:font-weight-complex="bold"/>
    </style:style>
    <style:style style:name="P8" style:family="paragraph" style:parent-style-name="Standard">
      <style:text-properties style:font-name="Liberation Serif" fo:language="ru" fo:country="RU" fo:font-weight="bold" officeooo:rsid="001302de" officeooo:paragraph-rsid="001fbf6e" style:font-weight-asian="bold" style:font-weight-complex="bold"/>
    </style:style>
    <style:style style:name="P9" style:family="paragraph" style:parent-style-name="Standard">
      <style:text-properties style:font-name="Liberation Serif" fo:language="ru" fo:country="RU" officeooo:rsid="001247a7" officeooo:paragraph-rsid="001247a7"/>
    </style:style>
    <style:style style:name="P10" style:family="paragraph" style:parent-style-name="Standard">
      <style:text-properties style:font-name="Liberation Serif" fo:language="ru" fo:country="RU" officeooo:rsid="001302de" officeooo:paragraph-rsid="001302de"/>
    </style:style>
    <style:style style:name="P11" style:family="paragraph" style:parent-style-name="Standard">
      <style:text-properties style:font-name="Liberation Serif" fo:language="ru" fo:country="RU" officeooo:rsid="001302de" officeooo:paragraph-rsid="001bbcbb"/>
    </style:style>
    <style:style style:name="P12" style:family="paragraph" style:parent-style-name="Standard">
      <style:text-properties style:font-name="Liberation Serif" fo:language="ru" fo:country="RU" officeooo:rsid="001bbcbb" officeooo:paragraph-rsid="001bbcbb"/>
    </style:style>
    <style:style style:name="P13" style:family="paragraph" style:parent-style-name="Standard">
      <style:text-properties style:font-name="Liberation Serif" fo:language="ru" fo:country="RU" officeooo:rsid="001bbcbb" officeooo:paragraph-rsid="001fbf6e"/>
    </style:style>
    <style:style style:name="P14" style:family="paragraph" style:parent-style-name="Standard">
      <style:text-properties style:font-name="Liberation Serif" fo:language="ru" fo:country="RU" officeooo:rsid="001bbcbb" officeooo:paragraph-rsid="00230b41"/>
    </style:style>
    <style:style style:name="P15" style:family="paragraph" style:parent-style-name="Standard">
      <style:text-properties style:font-name="Liberation Serif" fo:language="ru" fo:country="RU" officeooo:rsid="0018833a" officeooo:paragraph-rsid="0018833a"/>
    </style:style>
    <style:style style:name="P16" style:family="paragraph" style:parent-style-name="Standard">
      <style:text-properties style:font-name="Liberation Serif" fo:language="ru" fo:country="RU" officeooo:rsid="0019ae77" officeooo:paragraph-rsid="0019ae77"/>
    </style:style>
    <style:style style:name="P17" style:family="paragraph" style:parent-style-name="Standard">
      <style:text-properties style:font-name="Liberation Serif" fo:language="ru" fo:country="RU" officeooo:rsid="0019ae77" officeooo:paragraph-rsid="001bbcbb"/>
    </style:style>
    <style:style style:name="P18" style:family="paragraph" style:parent-style-name="Standard">
      <style:text-properties style:font-name="Liberation Serif" fo:language="ru" fo:country="RU" officeooo:rsid="0019ae77" officeooo:paragraph-rsid="001fbf6e"/>
    </style:style>
    <style:style style:name="P19" style:family="paragraph" style:parent-style-name="Title">
      <style:text-properties style:font-name="Liberation Serif" fo:language="ru" fo:country="RU"/>
    </style:style>
    <style:style style:name="P20" style:family="paragraph" style:parent-style-name="Standard">
      <style:paragraph-properties fo:text-align="end" style:justify-single-word="false"/>
      <style:text-properties style:font-name="Liberation Serif" fo:font-size="16pt" fo:language="ru" fo:country="RU" officeooo:rsid="0011bd42" officeooo:paragraph-rsid="0011bd42" style:font-size-asian="16pt" style:font-size-complex="16pt"/>
    </style:style>
    <style:style style:name="P21" style:family="paragraph" style:parent-style-name="Standard">
      <style:text-properties officeooo:paragraph-rsid="0020f0cf"/>
    </style:style>
    <style:style style:name="P22" style:family="paragraph" style:parent-style-name="Standard">
      <style:text-properties style:use-window-font-color="true" loext:opacity="0%" style:font-name="Liberation Serif" fo:language="ru" fo:country="RU" officeooo:rsid="0019ae77" officeooo:paragraph-rsid="0019ae77"/>
    </style:style>
    <style:style style:name="P23" style:family="paragraph" style:parent-style-name="Standard">
      <style:text-properties style:use-window-font-color="true" loext:opacity="0%" style:font-name="Liberation Serif" fo:language="ru" fo:country="RU" officeooo:rsid="0019ae77" officeooo:paragraph-rsid="001bbcbb"/>
    </style:style>
    <style:style style:name="P24" style:family="paragraph" style:parent-style-name="Standard">
      <style:text-properties style:use-window-font-color="true" loext:opacity="0%" style:font-name="Liberation Serif" fo:language="ru" fo:country="RU" officeooo:rsid="0019ae77" officeooo:paragraph-rsid="001fbf6e"/>
    </style:style>
    <style:style style:name="P25" style:family="paragraph" style:parent-style-name="Standard">
      <style:text-properties style:use-window-font-color="true" loext:opacity="0%" style:font-name="Liberation Serif" fo:language="ru" fo:country="RU" officeooo:rsid="001abaca" officeooo:paragraph-rsid="001abaca"/>
    </style:style>
    <style:style style:name="P26" style:family="paragraph" style:parent-style-name="Standard">
      <style:text-properties style:use-window-font-color="true" loext:opacity="0%" style:font-name="Liberation Serif" fo:language="ru" fo:country="RU" officeooo:rsid="001abaca" officeooo:paragraph-rsid="001bbcbb"/>
    </style:style>
    <style:style style:name="P27" style:family="paragraph" style:parent-style-name="Standard">
      <style:text-properties style:use-window-font-color="true" loext:opacity="0%" style:font-name="Liberation Serif" fo:language="ru" fo:country="RU" officeooo:rsid="001abaca" officeooo:paragraph-rsid="001fbf6e"/>
    </style:style>
    <style:style style:name="P28" style:family="paragraph" style:parent-style-name="Text_20_body">
      <style:text-properties style:use-window-font-color="true" loext:opacity="0%" style:font-name="Liberation Serif" fo:font-size="13.3000001907349pt" fo:language="ru" fo:country="RU" fo:font-style="italic" fo:font-weight="bold" officeooo:rsid="001fbf6e" officeooo:paragraph-rsid="0026a71b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P29" style:family="paragraph" style:parent-style-name="Heading_20_2">
      <style:paragraph-properties fo:margin-top="0.75cm" fo:margin-bottom="0.61cm" style:contextual-spacing="false" fo:line-height="150%" fo:text-align="center" style:justify-single-word="false"/>
      <style:text-properties style:font-name="Liberation Serif" fo:language="ru" fo:country="RU" fo:font-weight="normal" style:font-weight-asian="normal" style:font-weight-complex="normal"/>
    </style:style>
    <style:style style:name="P30" style:family="paragraph" style:parent-style-name="Heading_20_4">
      <style:text-properties style:font-name="Liberation Serif" fo:language="ru" fo:country="RU"/>
    </style:style>
    <style:style style:name="P31" style:family="paragraph" style:parent-style-name="Heading_20_4">
      <style:text-properties style:font-name="Liberation Serif"/>
    </style:style>
    <style:style style:name="P32" style:family="paragraph" style:parent-style-name="Heading_20_4">
      <style:text-properties style:font-name="Liberation Serif" officeooo:paragraph-rsid="001bbcbb"/>
    </style:style>
    <style:style style:name="P33" style:family="paragraph" style:parent-style-name="Heading_20_4">
      <style:text-properties style:font-name="Liberation Serif" officeooo:paragraph-rsid="001fbf6e"/>
    </style:style>
    <style:style style:name="P34" style:family="paragraph" style:parent-style-name="Standard" style:list-style-name="L1">
      <style:text-properties style:font-name="Liberation Serif" fo:language="ru" fo:country="RU" officeooo:rsid="001247a7" officeooo:paragraph-rsid="001247a7"/>
    </style:style>
    <style:style style:name="P35" style:family="paragraph" style:parent-style-name="Standard">
      <style:text-properties style:use-window-font-color="true" loext:opacity="0%" style:font-name="Liberation Serif" fo:font-size="13.3000001907349pt" fo:language="ru" fo:country="RU" fo:font-style="normal" fo:font-weight="normal" officeooo:rsid="0026a71b" officeooo:paragraph-rsid="0026a71b" fo:background-color="#ffffff" style:font-name-asian="Noto Sans CJK SC Regular" style:font-size-asian="13.3000001907349pt" style:font-style-asian="normal" style:font-weight-asian="normal" style:font-name-complex="FreeSans" style:font-size-complex="13.3000001907349pt" style:font-style-complex="normal" style:font-weight-complex="normal"/>
    </style:style>
    <style:style style:name="T1" style:family="text">
      <style:text-properties officeooo:rsid="0014b94a"/>
    </style:style>
    <style:style style:name="T2" style:family="text">
      <style:text-properties officeooo:rsid="001687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cbb" style:font-weight-asian="bold" style:font-weight-complex="bold"/>
    </style:style>
    <style:style style:name="T5" style:family="text">
      <style:text-properties fo:font-weight="bold" officeooo:rsid="001e5753" style:font-weight-asian="bold" style:font-weight-complex="bold"/>
    </style:style>
    <style:style style:name="T6" style:family="text">
      <style:text-properties officeooo:rsid="0018833a"/>
    </style:style>
    <style:style style:name="T7" style:family="text">
      <style:text-properties style:use-window-font-color="true" loext:opacity="0%"/>
    </style:style>
    <style:style style:name="T8" style:family="text">
      <style:text-properties officeooo:rsid="001abaca"/>
    </style:style>
    <style:style style:name="T9" style:family="text">
      <style:text-properties officeooo:rsid="001bbcbb"/>
    </style:style>
    <style:style style:name="T10" style:family="text">
      <style:text-properties fo:font-size="13.3000001907349pt" fo:font-style="italic" fo:font-weight="bold" officeooo:rsid="001bbcbb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1" style:family="text">
      <style:text-properties fo:font-size="13.3000001907349pt" fo:font-style="italic" fo:font-weight="bold" officeooo:rsid="001fbf6e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2" style:family="text">
      <style:text-properties fo:font-size="13.3000001907349pt" fo:font-style="italic" fo:font-weight="bold" officeooo:rsid="0026a71b" style:font-name-asian="Noto Sans CJK SC Regular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13" style:family="text">
      <style:text-properties officeooo:rsid="001e5753"/>
    </style:style>
    <style:style style:name="T14" style:family="text">
      <style:text-properties officeooo:rsid="001fbf6e"/>
    </style:style>
    <style:style style:name="T15" style:family="text">
      <style:text-properties style:font-name="Liberation Serif" fo:language="ru" fo:country="RU" officeooo:rsid="001302de"/>
    </style:style>
    <style:style style:name="T16" style:family="text">
      <style:text-properties style:font-name="Liberation Serif" fo:language="ru" fo:country="RU" officeooo:rsid="001bbcbb"/>
    </style:style>
    <style:style style:name="T17" style:family="text">
      <style:text-properties style:font-name="Liberation Serif" fo:language="ru" fo:country="RU" fo:font-weight="bold" officeooo:rsid="001302de" style:font-weight-asian="bold" style:font-weight-complex="bold"/>
    </style:style>
    <style:style style:name="T18" style:family="text">
      <style:text-properties style:font-name="Liberation Serif" fo:language="ru" fo:country="RU" fo:font-weight="bold" officeooo:rsid="001fbf6e" style:font-weight-asian="bold" style:font-weight-complex="bold"/>
    </style:style>
    <style:style style:name="T19" style:family="text">
      <style:text-properties style:font-name="Liberation Serif" fo:language="ru" fo:country="RU" officeooo:rsid="001fbf6e"/>
    </style:style>
    <style:style style:name="T20" style:family="text">
      <style:text-properties style:font-name="Liberation Serif" fo:language="ru" fo:country="RU" officeooo:rsid="0020f0cf"/>
    </style:style>
    <style:style style:name="T21" style:family="text">
      <style:text-properties officeooo:rsid="00215e62"/>
    </style:style>
    <style:style style:name="T22" style:family="text">
      <style:text-properties fo:font-weight="normal" officeooo:rsid="001e5753" style:font-weight-asian="normal" style:font-weight-complex="normal"/>
    </style:style>
    <style:style style:name="T23" style:family="text">
      <style:text-properties fo:font-weight="normal" officeooo:rsid="00215e62" style:font-weight-asian="normal" style:font-weight-complex="normal"/>
    </style:style>
    <style:style style:name="T24" style:family="text">
      <style:text-properties officeooo:rsid="0021d1cd"/>
    </style:style>
    <style:style style:name="T25" style:family="text">
      <style:text-properties officeooo:rsid="002455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Тестовое задание incomsystem</text:p>
      <text:p text:style-name="P19">Junior Программист С+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2">Разработка на языке C++ TCP прокси-сервер между тестовыми клиентом и сервером TCP с возможностью логирования всех пакетов, проходящих через него.</text:h>
      <text:p text:style-name="P1"/>
      <text:p text:style-name="P1"/>
      <text:p text:style-name="P1"/>
      <text:p text:style-name="P20">Выполнил: Вербкин М.С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 г.</text:p>
      <text:p text:style-name="P2"/>
      <text:h text:style-name="P30" text:outline-level="4">Задание:</text:h>
      <text:p text:style-name="P3">Разработать на C++ TCP прокси-сервер между тестовыми клиентом и сервером TCP с</text:p>
      <text:p text:style-name="P3">возможностью логирования всех пакетов, проходящих через него. </text:p>
      <text:p text:style-name="P3"/>
      <text:p text:style-name="P5">TCP сервер - &gt; Proxy App -&gt; TCP клиент</text:p>
      <text:p text:style-name="P3"/>
      <text:p text:style-name="P3">Для выполнения тестового задания нужно использовать минимальное количество сторонних решений (готовых библиотек). Желательно решить задачу максимально самостоятельно.</text:p>
      <text:p text:style-name="P3"/>
      <text:p text:style-name="P3"/>
      <text:h text:style-name="P30" text:outline-level="4">Описание проекта:</text:h>
      <text:p text:style-name="P4"><text:span text:style-name="T1">Данный проект написан </text:span><text:span text:style-name="T2">для</text:span><text:span text:style-name="T1"> операцион</text:span><text:span text:style-name="T2">ной </text:span><text:span text:style-name="T1">систем</text:span><text:span text:style-name="T2">ы</text:span><text:span text:style-name="T1"> Linux. В разработке использовались только </text:span><text:span text:style-name="T2">C++ </text:span><text:span text:style-name="T1">STL и C GNU glib.</text:span></text:p>
      <text:p text:style-name="P4"/>
      <text:p text:style-name="P4"><text:span text:style-name="T1">П</text:span>роект состоит из трёх модулей:</text:p>
      <text:list xml:id="list464240217" text:style-name="L1">
        <text:list-item>
          <text:p text:style-name="P34">TCP Клиент;</text:p>
        </text:list-item>
        <text:list-item>
          <text:p text:style-name="P34">TCP Сервер;</text:p>
        </text:list-item>
        <text:list-item>
          <text:p text:style-name="P34">TCP прокси-сервер.</text:p>
        </text:list-item>
      </text:list>
      <text:p text:style-name="P9"/>
      <text:p text:style-name="P9">Клиент соединяется с прокси-сервером, прокси сервер, приняв соединение, устанавливает связь <text:s/>с сервером. При передаче данных от клиента, прокси-сервер логирует время, ip адрес и порт <text:span text:style-name="T2">клиента </text:span>и передаёт данные серверу. Сервер работает в режиме эхо и отправляет данные обратно. Прокси сервер, приняв данные от сервер<text:span text:style-name="T2">а</text:span>, <text:span text:style-name="T2">логирует их и </text:span>отправляет клиенту.</text:p>
      <text:p text:style-name="P9"/>
      <text:h text:style-name="P31" text:outline-level="4">TCP Клиент</text:h>
      <text:p text:style-name="P10">Данное консольное приложение запускается с двумя обязательными параметрами: адрес и порт сервера: <text:span text:style-name="T3">./tcp_client &lt;host&gt; &lt;port&gt;</text:span></text:p>
      <text:p text:style-name="P6"/>
      <text:p text:style-name="P12">Первым делом происходит попытка создания сокета, если сокет был создан, происходит попытка установки соединения с сервером. <text:span text:style-name="T6">Если соединение с сервером не удалось </text:span>установить<text:span text:style-name="T6">, приложение завершает работу. Если соединение установлено, в приложении запускается два потока, один ожидает ввод с консоли и отправляет данные серверу, второй ожидает приём данных и выводит их в консоль.</text:span></text:p>
      <text:p text:style-name="P15"/>
      <text:p text:style-name="P16">При завершении соединения — программа завершает работу. Для самостоятельного завершения приложения необходимо нажать сочетание клавиш Ctrl + C, послав сигнал <text:span text:style-name="T8">процессу </text:span><text:span text:style-name="T7">SIGINT (прерывание приложения).</text:span></text:p>
      <text:p text:style-name="P22"/>
      <text:p text:style-name="P25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p>
      <text:p text:style-name="P25"/>
      <text:h text:style-name="P32" text:outline-level="4"><text:soft-page-break/>TCP <text:span text:style-name="T10">Сервер</text:span></text:h>
      <text:p text:style-name="P11">Данное консольное приложение запускается с <text:span text:style-name="T9">одним</text:span> обязательным параметр<text:span text:style-name="T9">ом - </text:span>порт сервера: <text:span text:style-name="T3">./tcp_</text:span><text:span text:style-name="T4">server</text:span><text:span text:style-name="T3"> &lt;port&gt;</text:span></text:p>
      <text:p text:style-name="P7"/>
      <text:p text:style-name="P12">При запуске программы, сервер пытается создать сокет, если сокет был создан, происходит попытка связать сокет и <text:span text:style-name="T14">адрес (INADDR_ANY)</text:span>. При успешной попытки связи сокета с адресом, происходит попытка установки прослушивания сокета для приёма соединения. <text:span text:style-name="T13">После вышеперечисленных успешных действий, сервер начинает работу цикла, в котором создаёт для каждого нового подключения отдельный поток. В новом потоке происходит ожидание данных, при их получении, данные отправляются обратно отправителю. </text:span></text:p>
      <text:p text:style-name="P12"/>
      <text:p text:style-name="P17">Для самостоятельного завершения приложения необходимо нажать сочетание клавиш Ctrl + C, посла<text:span text:style-name="T13">ть</text:span> сигнал <text:span text:style-name="T8">процессу </text:span><text:span text:style-name="T7">SIGINT (прерывание приложения).</text:span></text:p>
      <text:p text:style-name="P23"/>
      <text:p text:style-name="P26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p>
      <text:p text:style-name="P22"/>
      <text:h text:style-name="P33" text:outline-level="4">TCP <text:span text:style-name="T11">прокси-сервер</text:span></text:h>
      <text:p text:style-name="P21"><text:span text:style-name="T15">Данное консольное приложение запускается с </text:span><text:span text:style-name="T19">тремя</text:span><text:span text:style-name="T15"> обязательным</text:span><text:span text:style-name="T19">и</text:span><text:span text:style-name="T15"> параметр</text:span><text:span text:style-name="T19">ами: </text:span><text:span text:style-name="T20">адрес</text:span><text:span text:style-name="T16"> </text:span><text:span text:style-name="T20">и </text:span><text:span text:style-name="T15">порт </text:span><text:span text:style-name="T20">конечного </text:span><text:span text:style-name="T15">сервера, </text:span><text:span text:style-name="T20">порт для прослушивания прокси-сервера</text:span><text:span text:style-name="T15">:</text:span></text:p>
      <text:p text:style-name="P21"><text:span text:style-name="T17">./tcp_</text:span><text:span text:style-name="T18">proxy</text:span><text:span text:style-name="T17"> </text:span><text:span text:style-name="T3">&lt;server host&gt; &lt;server port&gt; &lt;listen port&gt;</text:span></text:p>
      <text:p text:style-name="P8"/>
      <text:p text:style-name="P14">При запуске программы, сервер пытается создать сокет, если сокет был создан, происходит попытка связать сокет и адрес <text:span text:style-name="T14">(INADDR_ANY)</text:span>. При успешной попытки связи сокета с адресом, происходит попытка установки прослушивания сокета для приёма соединения. <text:span text:style-name="T21">Далее идёт попытка получения адреса сервера по переданному первому аргументу </text:span><text:span text:style-name="T5">&lt;server host&gt; </text:span><text:span text:style-name="T23">при запуске программы</text:span><text:span text:style-name="T22">.</text:span><text:span text:style-name="T5"> </text:span><text:span text:style-name="T23">После </text:span><text:span text:style-name="T13">вышеперечисленных успешных действий, сервер начинает работу цикла, в котором, </text:span><text:span text:style-name="T24">после нового подключения,</text:span><text:span text:style-name="T13"> создаёт </text:span><text:span text:style-name="T24">ещ</text:span><text:span text:style-name="T25">ё</text:span><text:span text:style-name="T24"> один сокет для установки соединения с конечным сервером, на который будут пробрасывать данные от нового клиента. После успешного создания сокета и подключения к конечному серверу, создаются два потока</text:span><text:span text:style-name="T13">. </text:span><text:span text:style-name="T24">В одном </text:span><text:span text:style-name="T13">происходит ожидание данных </text:span><text:span text:style-name="T24">от клиента и отправка их конечному серверу, в другом, приём данных от конечного сервера и отправка их клиенту</text:span><text:span text:style-name="T13">. </text:span></text:p>
      <text:p text:style-name="P13"/>
      <text:p text:style-name="P18">Для самостоятельного завершения приложения необходимо нажать сочетание клавиш Ctrl + C, посла<text:span text:style-name="T13">ть</text:span> сигнал <text:span text:style-name="T8">процессу </text:span><text:span text:style-name="T7">SIGINT (прерывание приложения).</text:span></text:p>
      <text:p text:style-name="P24"/>
      <text:p text:style-name="P27">Все действия связанные с запуском и завершением программы, изменением статуса <text:s/>соединения, отправкой и приёмом данных, ошибок во время работы, выводятся в консоль и записываются в лог файл с названием log.txt</text:p>
      <text:p text:style-name="P24"/>
      <text:p text:style-name="P24"/>
      <text:h text:style-name="Heading_20_4" text:outline-level="4"><text:span text:style-name="T12">М</text:span><text:span text:style-name="T11">етодика испытаний</text:span></text:h>
      <text:p text:style-name="P35">Испытание программного продукта проводилось методом юнит-тестов. В качестве Framework для тестирования, использовался Qt Test.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7.2$Linux_X86_64 LibreOffice_project/20$Build-2</meta:generator>
    <meta:editing-cycles>0</meta:editing-cycles>
    <meta:editing-duration>P0D</meta:editing-duration>
    <meta:document-statistic meta:table-count="0" meta:image-count="0" meta:object-count="0" meta:page-count="3" meta:paragraph-count="35" meta:word-count="609" meta:character-count="4552" meta:non-whitespace-character-count="3973"/>
  </office:meta>
</office:document-meta>
</file>